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="Arrow" draw:marker-start-width="0.452cm" draw:marker-end="Arrow" draw:marker-end-width="0.452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85cm"/>
    </style:style>
    <style:style style:name="P1" style:family="paragraph">
      <style:paragraph-properties fo:text-align="center"/>
    </style:style>
    <style:style style:name="P2" style:family="paragraph">
      <style:text-properties fo:color="#336600"/>
    </style:style>
    <style:style style:name="P3" style:family="paragraph">
      <style:text-properties fo:color="#336600" fo:font-size="14pt" style:font-size-asian="14pt" style:font-size-complex="14pt"/>
    </style:style>
    <style:style style:name="T1" style:family="text">
      <style:text-properties fo:color="#3366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34cm" svg:y1="7.35cm" svg:x2="13.573cm" svg:y2="7.35cm">
          <text:p/>
        </draw:line>
        <draw:line draw:style-name="gr1" draw:text-style-name="P1" draw:layer="layout" svg:x1="10.144cm" svg:y1="2.905cm" svg:x2="10.144cm" svg:y2="11.16cm">
          <text:p/>
        </draw:line>
        <draw:frame draw:style-name="gr2" draw:text-style-name="P1" draw:layer="layout" svg:width="2.547cm" svg:height="3.095cm" svg:x="7.096cm" svg:y="3.667cm">
          <draw:text-box>
            <text:p text:style-name="P1">Clojure</text:p>
            <text:p text:style-name="P1">Groovy</text:p>
            <text:p text:style-name="P1">Ruby</text:p>
            <text:p text:style-name="P1">Python</text:p>
          </draw:text-box>
        </draw:frame>
        <draw:frame draw:style-name="gr3" draw:text-style-name="P1" draw:layer="layout" svg:width="2.576cm" svg:height="3.095cm" svg:x="10.518cm" svg:y="3.62cm">
          <draw:text-box>
            <text:p text:style-name="P1">Java</text:p>
            <text:p text:style-name="P1">Scala</text:p>
            <text:p text:style-name="P1">C#</text:p>
            <text:p text:style-name="P1">Haskell</text:p>
          </draw:text-box>
        </draw:frame>
        <draw:frame draw:style-name="gr4" draw:text-style-name="P1" draw:layer="layout" svg:width="3.461cm" svg:height="2.384cm" svg:x="6.556cm" svg:y="8.014cm">
          <draw:text-box>
            <text:p text:style-name="P1">JavaScript</text:p>
            <text:p text:style-name="P1">Perl</text:p>
            <text:p text:style-name="P1">PHP</text:p>
          </draw:text-box>
        </draw:frame>
        <draw:frame draw:style-name="gr5" draw:text-style-name="P1" draw:layer="layout" svg:width="1.704cm" svg:height="1.673cm" svg:x="10.906cm" svg:y="8.366cm">
          <draw:text-box>
            <text:p text:style-name="P1">C</text:p>
            <text:p text:style-name="P1">C++</text:p>
          </draw:text-box>
        </draw:frame>
        <draw:frame draw:style-name="gr6" draw:text-style-name="P3" draw:layer="layout" svg:width="2.432cm" svg:height="0.806cm" svg:x="3.794cm" svg:y="6.925cm">
          <draw:text-box>
            <text:p text:style-name="P2"><text:span text:style-name="T1">Dynamic</text:span></text:p>
          </draw:text-box>
        </draw:frame>
        <draw:frame draw:style-name="gr7" draw:text-style-name="P3" draw:layer="layout" svg:width="1.747cm" svg:height="0.806cm" svg:x="13.554cm" svg:y="6.969cm">
          <draw:text-box>
            <text:p text:style-name="P2"><text:span text:style-name="T1">Static</text:span></text:p>
          </draw:text-box>
        </draw:frame>
        <draw:frame draw:style-name="gr8" draw:text-style-name="P3" draw:layer="layout" svg:width="1.963cm" svg:height="0.806cm" svg:x="9.128cm" svg:y="2.143cm">
          <draw:text-box>
            <text:p text:style-name="P2"><text:span text:style-name="T1">Strong</text:span></text:p>
          </draw:text-box>
        </draw:frame>
        <draw:frame draw:style-name="gr9" draw:text-style-name="P3" draw:layer="layout" svg:width="1.755cm" svg:height="0.806cm" svg:x="9.151cm" svg:y="11.243cm">
          <draw:text-box>
            <text:p text:style-name="P2"><text:span text:style-name="T1">Wea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12:38:39.803813111</meta:creation-date>
    <dc:date>2015-06-27T13:01:55.041806765</dc:date>
    <meta:editing-duration>PT8M4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